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→Identif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 should be const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 bin expr from xy 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 func compilation to a separate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ast → teset_tokenizer &amp; test_par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Expr~ →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s → par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war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fy taglist and args to just a simple struc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 c stringification to a seprate file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b := 0 * 1 + 2 * 3;</text:p>
            <text:p>            c := (a + b) - (a * b);</text:p>
            <text:p>            d := (a + b)'func1'func2 \\func3 c'func4;</text:p>
            <text:p>            func(a, b'func, d \add c);</text:p>
          </table:table-cell>
        </table:table-row>
      </table:table>
      <table:table table:name="Long Term" table:style-name="ta1">
        <table:table-column table:style-name="co1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09T15:33:17.830797681</dc:date>
    <meta:editing-duration>P8DT3H28M15S</meta:editing-duration>
    <meta:editing-cycles>4</meta:editing-cycles>
    <meta:generator>LibreOffice/7.6.5.2$Linux_X86_64 LibreOffice_project/60$Build-2</meta:generator>
    <meta:document-statistic meta:table-count="3" meta:cell-count="17" meta:object-count="0"/>
  </office:meta>
</office:document-meta>
</file>